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dff7" officeooo:paragraph-rsid="0020dff7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officeooo:rsid="001e7072" officeooo:paragraph-rsid="001e7072"/>
    </style:style>
    <style:style style:name="P10" style:family="paragraph" style:parent-style-name="Preformatted_20_Text">
      <style:text-properties officeooo:paragraph-rsid="001e7072"/>
    </style:style>
    <style:style style:name="P11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2" style:family="paragraph" style:parent-style-name="Preformatted_20_Text">
      <style:text-properties officeooo:paragraph-rsid="00244eb4"/>
    </style:style>
    <style:style style:name="P13" style:family="paragraph" style:parent-style-name="Preformatted_20_Text">
      <style:text-properties officeooo:paragraph-rsid="000c7965"/>
    </style:style>
    <style:style style:name="P14" style:family="paragraph" style:parent-style-name="Standard">
      <style:text-properties officeooo:paragraph-rsid="000a0946"/>
    </style:style>
    <style:style style:name="P15" style:family="paragraph" style:parent-style-name="Standard">
      <style:text-properties officeooo:paragraph-rsid="001b6698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dd9a" officeooo:paragraph-rsid="0020dff7" style:font-name-asian="Liberation Mono" style:font-size-asian="24pt" style:font-name-complex="Liberation Mono" style:font-size-complex="24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7c508" officeooo:paragraph-rsid="0027c508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7c508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4eb4" style:font-name-asian="Liberation Mono" style:font-size-asian="24pt" style:font-name-complex="Liberation Mono" style:font-size-complex="24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c508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dd9a" style:font-name-asian="Liberation Mono" style:font-size-asian="16pt" style:font-name-complex="Liberation Mono" style:font-size-complex="16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2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dd9a" style:font-name-asian="Liberation Mono" style:font-size-asian="22pt" style:font-name-complex="Liberation Mono" style:font-size-complex="22pt"/>
    </style:style>
    <style:style style:name="T2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0dff7" style:font-name-asian="Liberation Mono" style:font-size-asian="22pt" style:font-name-complex="Liberation Mono" style:font-size-complex="22pt"/>
    </style:style>
    <style:style style:name="T2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5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27c508" style:font-size-asian="24pt" style:font-size-complex="24pt"/>
    </style:style>
    <style:style style:name="T26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7c508" style:font-size-asian="18pt" style:font-size-complex="18pt"/>
    </style:style>
    <style:style style:name="T27" style:family="text">
      <style:text-properties fo:font-size="36pt" officeooo:rsid="000a0946" style:font-size-asian="36pt" style:font-size-complex="36pt"/>
    </style:style>
    <style:style style:name="T28" style:family="text">
      <style:text-properties fo:font-size="36pt" officeooo:rsid="001d2455" style:font-size-asian="36pt" style:font-size-complex="36pt"/>
    </style:style>
    <style:style style:name="T29" style:family="text">
      <style:text-properties fo:font-size="36pt" officeooo:rsid="00230e4c" style:font-size-asian="36pt" style:font-size-complex="36pt"/>
    </style:style>
    <style:style style:name="T30" style:family="text">
      <style:text-properties fo:font-size="20pt" officeooo:rsid="00166b60" style:font-size-asian="20pt" style:font-size-complex="20pt"/>
    </style:style>
    <style:style style:name="T31" style:family="text">
      <style:text-properties fo:font-size="20pt" officeooo:rsid="001b6698" style:font-size-asian="20pt" style:font-size-complex="20pt"/>
    </style:style>
    <style:style style:name="T32" style:family="text">
      <style:text-properties fo:font-size="20pt" officeooo:rsid="001d2455" style:font-size-asian="20pt" style:font-size-complex="20pt"/>
    </style:style>
    <style:style style:name="T33" style:family="text">
      <style:text-properties fo:font-size="20pt" officeooo:rsid="001e7072" style:font-size-asian="20pt" style:font-size-complex="20pt"/>
    </style:style>
    <style:style style:name="T34" style:family="text">
      <style:text-properties fo:font-size="20pt" officeooo:rsid="0021e368" style:font-size-asian="20pt" style:font-size-complex="20pt"/>
    </style:style>
    <style:style style:name="T35" style:family="text">
      <style:text-properties officeooo:rsid="0020dff7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9">25 - </text:span><text:span text:style-name="T28">Meredith Brooks</text:span><text:span text:style-name="T27"> – </text:span><text:span text:style-name="T28">Bitch</text:span></text:p>
      <text:p text:style-name="P15"><text:span text:style-name="T30">O</text:span><text:span text:style-name="T31">riginal: </text:span><text:span text:style-name="T32">A</text:span><text:span text:style-name="T31"> <text:s text:c="2"/>Us: </text:span><text:span text:style-name="T33">G <text:s text:c="4"/></text:span><text:span text:style-name="T34">Slow beat</text:span></text:p>
      <text:p text:style-name="P8"><text:span text:style-name="T2">[</text:span><text:span text:style-name="T8">Intro</text:span><text:span text:style-name="T2">] </text:span></text:p>
      <text:p text:style-name="P9"><text:span text:style-name="T3">2 </text:span><text:span text:style-name="T1">bars drums</text:span></text:p>
      <text:p text:style-name="P10"><text:span text:style-name="T13">G D | C</text:span><text:span text:style-name="T5"> [2x]</text:span></text:p>
      <text:p text:style-name="P1"/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12">G</text:span><text:span text:style-name="T9"> </text:span><text:span text:style-name="T13">D</text:span><text:span text:style-name="T9"> </text:span><text:span text:style-name="T10">| </text:span><text:span text:style-name="T12">C</text:span><text:span text:style-name="T10"> <text:s/>| </text:span><text:span text:style-name="T12">G</text:span><text:span text:style-name="T10"> </text:span><text:span text:style-name="T13">D </text:span><text:span text:style-name="T10">| </text:span><text:span text:style-name="T12">C</text:span><text:span text:style-name="T10"> </text:span></text:p>
            <text:p text:style-name="P10"><text:span text:style-name="T12">em</text:span><text:span text:style-name="T10"> <text:s/>| </text:span><text:span text:style-name="T12">am</text:span><text:span text:style-name="T10"> | </text:span><text:span text:style-name="T12">C</text:span><text:span text:style-name="T10"> <text:s text:c="2"/>| </text:span><text:span text:style-name="T12">C</text:span></text:p>
          </table:table-cell>
          <table:table-cell table:style-name="Table1.B1" office:value-type="string">
            <text:p text:style-name="P11"><text:span text:style-name="T1">2x</text:span><text:span text:style-name="T15"> </text:span><text:span text:style-name="T17">(1</text:span><text:span text:style-name="T26">st</text:span><text:span text:style-name="T17"> time)</text:span></text:p>
            <text:p text:style-name="P17">1x <text:span text:style-name="T37">afterwards</text:span></text:p>
          </table:table-cell>
        </table:table-row>
      </table:table>
      <text:p text:style-name="P10"><text:span text:style-name="T18"><text:s text:c="20"/></text:span><text:span text:style-name="T2"><text:s/></text:span><text:span text:style-name="T16"><text:s/></text:span></text:p>
      <text:p text:style-name="P3">[Chorus]</text:p>
      <text:p text:style-name="P10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text:span text:style-name="T14">| </text:span><text:span text:style-name="T12">G</text:span><text:span text:style-name="T10"> | </text:span><text:span text:style-name="T12">D</text:span><text:span text:style-name="T10"> | </text:span><text:span text:style-name="T12">e</text:span><text:span text:style-name="T10">m <text:s/>| </text:span><text:span text:style-name="T12">C</text:span></text:p>
      <text:p text:style-name="P3"/>
      <text:p text:style-name="P9"><text:span text:style-name="T10">[</text:span><text:span text:style-name="T7">Solos]</text:span></text:p>
      <text:p text:style-name="P10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text:span text:style-name="T11">[2x]</text:span></text:p>
      <text:p text:style-name="P3"/>
      <text:p text:style-name="P4">[Bridge]<text:span text:style-name="T36"> (follows Solos)</text:span></text:p>
      <text:p text:style-name="P12"><text:span text:style-name="T12">D</text:span><text:span text:style-name="T11"> | </text:span><text:span text:style-name="T12">D</text:span><text:span text:style-name="T11"> | </text:span><text:span text:style-name="T12">e</text:span><text:span text:style-name="T11">m | </text:span><text:span text:style-name="T12">C </text:span><text:span text:style-name="T14">| </text:span><text:span text:style-name="T12">D</text:span><text:span text:style-name="T11"> | </text:span><text:span text:style-name="T12">e</text:span><text:span text:style-name="T11">m <text:s/>| </text:span><text:span text:style-name="T12">C</text:span><text:span text:style-name="T11"> | </text:span><text:span text:style-name="T12">C</text:span></text:p>
      <text:p text:style-name="P16"/>
      <text:p text:style-name="P6">two more choruses after bridge</text:p>
      <text:p text:style-name="P7"><text:span text:style-name="T21">Last chorus: vocal &amp; drum only </text:span><text:span text:style-name="T35">(?)</text:span></text:p>
      <text:p text:style-name="P5"/>
      <text:p text:style-name="P13"><text:span text:style-name="T24">[</text:span><text:span text:style-name="T23">Outro</text:span><text:span text:style-name="T24">]: </text:span><text:span text:style-name="T22">G</text:span><text:span text:style-name="T23"> | </text:span><text:span text:style-name="T22">D</text:span><text:span text:style-name="T23"> | </text:span><text:span text:style-name="T22">em</text:span><text:span text:style-name="T23"> | </text:span><text:span text:style-name="T22">C</text:span><text:span text:style-name="T19"> </text:span><text:span text:style-name="T20">[Rock Piano Solo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2T22:56:54.839862255</dc:date>
    <meta:editing-duration>P4DT5H24M18S</meta:editing-duration>
    <meta:editing-cycles>24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20" meta:word-count="108" meta:character-count="415" meta:non-whitespace-character-count="286"/>
  </office:meta>
</office:document-meta>
</file>